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fe0b" officeooo:paragraph-rsid="0004fe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ewszy tesk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0:48:21.858350276</meta:creation-date>
    <dc:date>2019-08-24T10:52:00.221065225</dc:date>
    <meta:editing-duration>PT3M40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6.0.7.3$Linux_X86_64 LibreOffice_project/00m0$Build-3</meta:generator>
  </office:meta>
</office:document-meta>
</file>